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, sans-serif"/>
    <style:font-face style:name="FixedSys" svg:font-family="FixedSys"/>
    <style:font-face style:name="Lohit Devanagari1" svg:font-family="'Lohit Devanagari'"/>
    <style:font-face style:name="OpenSymbol" svg:font-family="OpenSymbol"/>
    <style:font-face style:name="Times New Roman" svg:font-family="'Times New Roman'"/>
    <style:font-face style:name="tahoma" svg:font-family="tahoma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582cm" fo:text-align="justify" style:justify-single-word="false" fo:text-indent="0cm" style:auto-text-indent="false"/>
      <style:text-properties fo:font-variant="normal" fo:text-transform="none" fo:color="#333333" fo:letter-spacing="normal" style:font-name-asian="tahoma" style:font-size-asian="10.5pt" style:font-style-asian="normal" style:font-weight-asian="normal"/>
    </style:style>
    <style:style style:name="P2" style:family="paragraph" style:parent-style-name="Text_20_body">
      <style:paragraph-properties fo:margin-left="0cm" fo:margin-right="0cm" style:line-height-at-least="0.582cm" fo:text-align="justify" style:justify-single-word="false" fo:text-indent="0cm" style:auto-text-indent="fals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cm" fo:margin-right="0cm" style:line-height-at-least="0.582cm" fo:text-align="justify" style:justify-single-word="false" fo:text-indent="0cm" style:auto-text-indent="false"/>
      <style:text-properties fo:font-variant="normal" fo:text-transform="none" fo:color="#333333" fo:letter-spacing="normal" officeooo:paragraph-rsid="0018d378"/>
    </style:style>
    <style:style style:name="P4" style:family="paragraph" style:parent-style-name="Text_20_body">
      <style:paragraph-properties fo:margin-left="0cm" fo:margin-right="0cm" style:line-height-at-least="0.582cm" fo:text-align="justify" style:justify-single-word="false" fo:text-indent="0cm" style:auto-text-indent="false"/>
      <style:text-properties fo:font-variant="normal" fo:text-transform="none" fo:color="#333333" style:font-name="tahoma" fo:font-size="10.5pt" fo:letter-spacing="normal" fo:font-style="normal" fo:font-weight="normal"/>
    </style:style>
    <style:style style:name="P5" style:family="paragraph" style:parent-style-name="Text_20_body">
      <style:paragraph-properties fo:margin-left="0cm" fo:margin-right="0cm" style:line-height-at-least="0.582cm" fo:text-align="justify" style:justify-single-word="false" fo:text-indent="0cm" style:auto-text-indent="false"/>
      <style:text-properties fo:font-variant="normal" fo:text-transform="none" fo:color="#333333" style:font-name="tahoma" fo:font-size="10.5pt" fo:letter-spacing="normal" fo:font-style="normal" fo:font-weight="normal" officeooo:paragraph-rsid="0018d378"/>
    </style:style>
    <style:style style:name="P6" style:family="paragraph" style:parent-style-name="Text_20_body">
      <style:paragraph-properties fo:margin-left="0cm" fo:margin-right="0cm" style:line-height-at-least="0.582cm" fo:text-align="justify" style:justify-single-word="false" fo:text-indent="0cm" style:auto-text-indent="false"/>
      <style:text-properties officeooo:paragraph-rsid="001a4307"/>
    </style:style>
    <style:style style:name="P7" style:family="paragraph" style:parent-style-name="Text_20_body">
      <style:paragraph-properties fo:margin-left="0cm" fo:margin-right="0cm" style:line-height-at-least="0.582cm" fo:text-align="justify" style:justify-single-word="false" fo:text-indent="0cm" style:auto-text-indent="false"/>
      <style:text-properties officeooo:paragraph-rsid="0018d378"/>
    </style:style>
    <style:style style:name="P8" style:family="paragraph" style:parent-style-name="Quotations">
      <style:paragraph-properties fo:margin-left="0cm" fo:margin-right="0cm" style:line-height-at-least="0.582cm" fo:text-align="justify" style:justify-single-word="false" fo:text-indent="0cm" style:auto-text-indent="false"/>
      <style:text-properties officeooo:paragraph-rsid="001a4307"/>
    </style:style>
    <style:style style:name="P9" style:family="paragraph" style:parent-style-name="Text_20_body">
      <style:paragraph-properties style:line-height-at-least="0.556cm"/>
      <style:text-properties style:font-size-asian="10.5pt"/>
    </style:style>
    <style:style style:name="P10" style:family="paragraph" style:parent-style-name="Text_20_body">
      <style:text-properties style:font-name="Calibri" fo:font-size="10.5pt" officeooo:paragraph-rsid="001a4307" style:font-size-asian="10.5pt"/>
    </style:style>
    <style:style style:name="P11" style:family="paragraph" style:parent-style-name="Quotations">
      <style:text-properties fo:color="#ff0000" style:font-name="Arial" fo:font-size="14pt"/>
    </style:style>
    <style:style style:name="P12" style:family="paragraph" style:parent-style-name="Quotations">
      <style:paragraph-properties style:line-height-at-least="0.714cm"/>
      <style:text-properties fo:color="#ff0000" style:font-name="Arial" fo:font-size="14.25pt"/>
    </style:style>
    <style:style style:name="P13" style:family="paragraph" style:parent-style-name="Quotations">
      <style:text-properties style:font-name="Arial" fo:font-size="14pt"/>
    </style:style>
    <style:style style:name="P14" style:family="paragraph" style:parent-style-name="Quotations">
      <style:paragraph-properties style:line-height-at-least="0.714cm"/>
      <style:text-properties style:font-name="Arial" fo:font-size="14.25pt"/>
    </style:style>
    <style:style style:name="P15" style:family="paragraph" style:parent-style-name="Quotations">
      <style:paragraph-properties style:line-height-at-least="0.847cm"/>
      <style:text-properties style:font-name="Arial" fo:font-size="15.75pt"/>
    </style:style>
    <style:style style:name="P16" style:family="paragraph" style:parent-style-name="Quotations">
      <style:text-properties style:font-name="Arial" fo:font-size="16pt"/>
    </style:style>
    <style:style style:name="P17" style:family="paragraph" style:parent-style-name="Quotations">
      <style:text-properties officeooo:paragraph-rsid="001a4307"/>
    </style:style>
    <style:style style:name="P18" style:family="paragraph" style:parent-style-name="Quotations">
      <style:paragraph-properties style:line-height-at-least="0.556cm"/>
    </style:style>
    <style:style style:name="P19" style:family="paragraph" style:parent-style-name="Quotations">
      <style:text-properties style:font-name="Calibri" fo:font-size="10.5pt" officeooo:paragraph-rsid="001a4307"/>
    </style:style>
    <style:style style:name="P20" style:family="paragraph" style:parent-style-name="Quotations">
      <style:text-properties style:font-name="Calibri" fo:font-size="10.5pt" officeooo:paragraph-rsid="001a4307" style:font-size-asian="10.5pt"/>
    </style:style>
    <style:style style:name="P21" style:family="paragraph" style:parent-style-name="Quotations">
      <style:text-properties style:font-name="Calibri" fo:font-size="10.5pt" officeooo:paragraph-rsid="001b580c"/>
    </style:style>
    <style:style style:name="P22" style:family="paragraph" style:parent-style-name="Preformatted_20_Text">
      <style:paragraph-properties fo:margin-top="0cm" fo:margin-bottom="0.529cm" style:contextual-spacing="false" style:line-height-at-least="0.423cm" fo:text-align="start" style:justify-single-word="false" fo:background-color="#f7f7f7" fo:padding="0cm" fo:border="none">
        <style:background-image/>
      </style:paragraph-properties>
      <style:text-properties fo:color="#555555" style:font-name="FixedSys"/>
    </style:style>
    <style:style style:name="P23" style:family="paragraph" style:parent-style-name="Preformatted_20_Text">
      <style:paragraph-properties fo:margin-top="0cm" fo:margin-bottom="0.529cm" style:contextual-spacing="false" style:line-height-at-least="0.423cm" fo:text-align="start" style:justify-single-word="false" fo:background-color="#f7f7f7" fo:padding="0cm" fo:border="none">
        <style:background-image/>
      </style:paragraph-properties>
      <style:text-properties fo:color="#555555" style:font-name="FixedSys" officeooo:paragraph-rsid="001a4307"/>
    </style:style>
    <style:style style:name="P24" style:family="paragraph" style:parent-style-name="Preformatted_20_Text">
      <style:paragraph-properties fo:margin-top="0cm" fo:margin-bottom="0.529cm" style:contextual-spacing="false" style:line-height-at-least="0.423cm" fo:text-align="start" style:justify-single-word="false" fo:background-color="#f7f7f7" fo:padding="0cm" fo:border="none">
        <style:background-image/>
      </style:paragraph-properties>
      <style:text-properties fo:color="#555555"/>
    </style:style>
    <style:style style:name="P25" style:family="paragraph" style:parent-style-name="Preformatted_20_Text">
      <style:paragraph-properties fo:margin-top="0cm" fo:margin-bottom="0.529cm" style:contextual-spacing="false" style:line-height-at-least="0.423cm" fo:text-align="start" style:justify-single-word="false" fo:background-color="#f7f7f7" fo:padding="0cm" fo:border="none">
        <style:background-image/>
      </style:paragraph-properties>
      <style:text-properties fo:color="#555555" style:font-name="Calibri" fo:font-size="10.5pt" officeooo:paragraph-rsid="001a4307"/>
    </style:style>
    <style:style style:name="P26" style:family="paragraph" style:parent-style-name="Preformatted_20_Text">
      <style:paragraph-properties fo:margin-top="0cm" fo:margin-bottom="0.529cm" style:contextual-spacing="false" style:line-height-at-least="0.423cm" fo:text-align="start" style:justify-single-word="false" fo:background-color="#f7f7f7" fo:padding="0cm" fo:border="none">
        <style:background-image/>
      </style:paragraph-properties>
    </style:style>
    <style:style style:name="P27" style:family="paragraph" style:parent-style-name="Preformatted_20_Text">
      <style:paragraph-properties fo:margin-top="0cm" fo:margin-bottom="0.529cm" style:contextual-spacing="false" style:line-height-at-least="0.423cm" fo:text-align="start" style:justify-single-word="false" fo:background-color="#f7f7f7" fo:padding="0cm" fo:border="none">
        <style:background-image/>
      </style:paragraph-properties>
      <style:text-properties officeooo:paragraph-rsid="001a4307"/>
    </style:style>
    <style:style style:name="P28" style:family="paragraph" style:parent-style-name="Quotations">
      <style:paragraph-properties fo:margin-left="0cm" fo:margin-right="1cm" fo:text-indent="0cm" style:auto-text-indent="false"/>
      <style:text-properties fo:color="#555555" style:font-name="Calibri" fo:font-size="10.5pt" officeooo:paragraph-rsid="001a4307"/>
    </style:style>
    <style:style style:name="P29" style:family="paragraph" style:parent-style-name="Text_20_body" style:list-style-name="L2"/>
    <style:style style:name="P3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style:font-name="tahoma" fo:font-size="10.5pt" fo:font-style="normal" fo:font-weight="normal"/>
    </style:style>
    <style:style style:name="T2" style:family="text">
      <style:text-properties style:font-name-asian="tahoma" style:font-size-asian="10.5pt" style:font-style-asian="normal" style:font-weight-asian="normal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/>
    </style:style>
    <style:style style:name="T5" style:family="text">
      <style:text-properties fo:color="#000000" style:font-name="Times New Roman" style:font-name-asian="tahoma" style:font-size-asian="10.5pt" style:font-style-asian="normal" style:font-weight-asian="normal"/>
    </style:style>
    <style:style style:name="T6" style:family="text">
      <style:text-properties fo:color="#000000" style:font-name="Times New Roman" fo:font-size="10.5pt" fo:font-style="normal" fo:font-weight="normal"/>
    </style:style>
    <style:style style:name="T7" style:family="text">
      <style:text-properties fo:color="#000000" style:font-name-asian="Times New Roman" style:font-size-asian="10.5pt" style:font-style-asian="normal" style:font-weight-asian="normal"/>
    </style:style>
    <style:style style:name="T8" style:family="text">
      <style:text-properties fo:color="#000000" style:font-name="tahoma" fo:font-size="10.5pt" fo:font-style="normal" fo:font-weight="normal"/>
    </style:style>
    <style:style style:name="T9" style:family="text">
      <style:text-properties fo:font-variant="normal" fo:text-transform="none" fo:color="#333333" style:font-name="tahoma" fo:font-size="10.5pt" fo:letter-spacing="normal" fo:font-style="normal" fo:font-weight="normal"/>
    </style:style>
    <style:style style:name="T10" style:family="text">
      <style:text-properties style:font-name="Arial" fo:font-size="14.25pt"/>
    </style:style>
    <style:style style:name="T11" style:family="text">
      <style:text-properties style:font-name="Arial" fo:font-size="16pt"/>
    </style:style>
    <style:style style:name="T12" style:family="text">
      <style:text-properties fo:font-size="14.25pt"/>
    </style:style>
    <style:style style:name="T13" style:family="text">
      <style:text-properties fo:font-size="14.25pt" style:font-size-asian="10.5pt"/>
    </style:style>
    <style:style style:name="T14" style:family="text">
      <style:text-properties fo:color="#ff0000" fo:font-size="14.25pt"/>
    </style:style>
    <style:style style:name="T15" style:family="text">
      <style:text-properties fo:font-size="10.5pt"/>
    </style:style>
    <style:style style:name="T16" style:family="text">
      <style:text-properties style:font-name="Calibri" fo:font-size="14.25pt"/>
    </style:style>
    <style:style style:name="T17" style:family="text">
      <style:text-properties style:font-name="Calibri" fo:font-size="10.5pt"/>
    </style:style>
    <style:style style:name="T18" style:family="text">
      <style:text-properties style:font-name="Calibri" fo:font-size="10.5pt" style:font-size-asian="10.5pt"/>
    </style:style>
    <style:style style:name="T19" style:family="text">
      <style:text-properties style:font-name="FixedSys"/>
    </style:style>
    <style:style style:name="T20" style:family="text">
      <style:text-properties style:font-name-asian="FixedSys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：安装依赖包</text:p>
      <text:p text:style-name="P2"><text:span text:style-name="T2">依赖包用</text:span><text:span text:style-name="T1">yum</text:span><text:span text:style-name="T2">安装就可以了，需要以下安装包：</text:span></text:p>
      <text:p text:style-name="P4">yum install cmake gcc gcc-c++ gtk+-devel gimp-develgimp-devel-tools gimp-help-browser zlib-devel libtiff-devel libjpeg-devellibpng-devel gstreamer-devel libavc1394-devel libraw1394-devel libdc1394-develjasper-devel jasper-utils swig python libtool nasm,</text:p>
      <text:p text:style-name="P5">期间可能gtk+-devel装不上，其实关系不大，至少现在没看出来。</text:p>
      <text:p text:style-name="P6"><text:span text:style-name="T9">一.1:下载ffmpeg:</text:span>svn checkout svn://svn.mplayerhq.hu/ffmpeg/trunk ffmpeg</text:p>
      <text:p text:style-name="P8"><text:span text:style-name="T10"><text:s text:c="5"/>yum install gcc-c++</text:span> </text:p>
      <text:p text:style-name="P11">yum install gtk+-devel.i686</text:p>
      <text:p text:style-name="P13">yum install gimp-devel.i686</text:p>
      <text:p text:style-name="P11">yum install gimp-devel-tools.i686</text:p>
      <text:p text:style-name="P13">yum install gimp-help-browser.i686</text:p>
      <text:p text:style-name="P11">yum install zlib-devel.i686</text:p>
      <text:p text:style-name="P13">yum install libtiff-devel.i686</text:p>
      <text:p text:style-name="P13">yum install libjpeg-devel.i686</text:p>
      <text:p text:style-name="P11">yum install libpng-devel.i686</text:p>
      <text:p text:style-name="P13">yum install gstreamer-devel.i686</text:p>
      <text:p text:style-name="P13">yum install libavc1394-devel.i686</text:p>
      <text:p text:style-name="P11">yum install libraw1394-devel.i686</text:p>
      <text:p text:style-name="P13">yum install libdc1394-devel.i686</text:p>
      <text:p text:style-name="P13">yum install jasper-devel.i686</text:p>
      <text:p text:style-name="P14">yum install jasper-utils.i686</text:p>
      <text:p text:style-name="P13">yum install cmake</text:p>
      <text:p text:style-name="P13">yum install swig</text:p>
      <text:p text:style-name="P12">yum install python</text:p>
      <text:p text:style-name="P15">yum –y install libtool</text:p>
      <text:p text:style-name="P16"><text:soft-page-break/>yum install nasm.i686;</text:p>
      <text:p text:style-name="P17"><text:span text:style-name="T11">解压后进入文件夹，</text:span><text:span text:style-name="T12">/configure</text:span><text:span text:style-name="T14"> --prefix=/usr</text:span><text:span text:style-name="T12">  --enable-shared</text:span></text:p>
      <text:p text:style-name="P17"><text:span text:style-name="T12"><text:s/></text:span><text:span text:style-name="T13">红的部分是整个安装过程的关键，否则</text:span><text:span text:style-name="T15">OpenCV</text:span><text:span text:style-name="T13">安装时可能会找不到</text:span><text:span text:style-name="T15">FFmpeg</text:span><text:span text:style-name="T13">。事实上，最新的 </text:span><text:span text:style-name="T15">OpenCV</text:span><text:span text:style-name="T13">会</text:span><text:span text:style-name="T12"> </text:span><text:span text:style-name="T15">/usr/include/</text:span><text:span text:style-name="T13">中寻找</text:span><text:span text:style-name="T12">文件夹</text:span><text:span text:style-name="T17">libavcodec，libavdevice</text:span><text:span text:style-name="T16">，</text:span><text:span text:style-name="T17">libavformat</text:span><text:span text:style-name="T16">，</text:span><text:span text:style-name="T17">libavutil</text:span><text:span text:style-name="T16">，</text:span><text:span text:style-name="T17">libswscale</text:span><text:span text:style-name="T16">下的相关头文件。</text:span><text:span text:style-name="T17"> <text:s text:c="3"/></text:span></text:p>
      <text:p text:style-name="P19">Make</text:p>
      <text:p text:style-name="P19">make install</text:p>
      <text:p text:style-name="P19"/>
      <text:p text:style-name="P19">安装opencv：</text:p>
      <text:p text:style-name="P28">$ cp OpenCV-2.4.0.tar.bz2 /usr/local/</text:p>
      <text:p text:style-name="P27"/>
      <text:p text:style-name="P23">$ tar -xvf OpenCV-2.4.0.tar.bz2</text:p>
      <text:p text:style-name="P27"/>
      <text:p text:style-name="P25">$ cd <text:s/>OpenCV-2.4.0</text:p>
      <text:p text:style-name="P17"><text:span text:style-name="T17">在文件夹中找到CMakeLists.txt文件，</text:span><text:span text:style-name="T18">修改安装路径，找到</text:span><text:bookmark-start text:name="__DdeLink__335_1782884504"/><text:span text:style-name="T18">set(CMAKE_INSTALL_PREFIX</text:span><text:bookmark-end text:name="__DdeLink__335_1782884504"/><text:span text:style-name="T18"> "/usr/local" CACHE PATH "Installation Directory")</text:span></text:p>
      <text:p text:style-name="P20">将其中的"/usr/local"改为 “/usr”,这样的话，就有：</text:p>
      <text:p text:style-name="P10">头文件安装在</text:p>
      <text:p text:style-name="P18">   <text:span text:style-name="T15">/usr/include/opencv</text:span></text:p>
      <text:p text:style-name="P18">  <text:span text:style-name="T15">/usr/include/opencv2</text:span></text:p>
      <text:p text:style-name="P9">库文件安装到 </text:p>
      <text:p text:style-name="P18">      <text:span text:style-name="T15">/usr/lib</text:span></text:p>
      <text:p text:style-name="P26"/>
      <text:p text:style-name="P24"><text:span text:style-name="T19">2.4.0</text:span><text:span text:style-name="T20">的下面是以</text:span><text:span text:style-name="T19">CMakeLists.txt</text:span><text:span text:style-name="T20">形式</text:span></text:p>
      <text:p text:style-name="P26"/>
      <text:p text:style-name="P22">$ cmake CMakeLists.txt</text:p>
      <text:p text:style-name="P19">这一步结束后可以在cmake的记录中查看ffmpeg是否是yes，是yes就说明已经关联上了。</text:p>
      <text:p text:style-name="P19">Make;这一步可能有错误，说</text:p>
      <text:p text:style-name="P19"><text:soft-page-break/>make[2]: *** [modules/highgui/CMakeFiles/opencv_highgui.dir/src/cap_ffmpeg.o] Error 1  </text:p>
      <text:list xml:id="list1998285694442627318" text:style-name="L1">
        <text:list-item>
          <text:p text:style-name="P30">make[1]: *** [modules/highgui/CMakeFiles/opencv_highgui.dir/all] Error 2  </text:p>
        </text:list-item>
      </text:list>
      <text:list xml:id="list544988136682714033" text:style-name="L2">
        <text:list-item>
          <text:p text:style-name="P29">make: *** [all] Error 2  </text:p>
        </text:list-item>
      </text:list>
      <text:p text:style-name="P21">问题出在......./OpenCV-2.3.0/modules/highgui/src/cap_ffmpeg_impl.hpp,去csdn上下载一个cap_ffmpeg_impl.hpp,把原来的替换掉，重新cmake，make，make install，就可以了。</text:p>
      <text:p text:style-name="P5">二：检查有没有cmake，没有就yum install cmake，cmake --version检查cmake版本</text:p>
      <text:p text:style-name="P5">sudo cmake -DCMAKE_BUILD_TYPE=RELEASE -D CMAKE_INSTALL_PREFIX=/usr/local -DBUILD_NEW_PYTHON_SUPPORT=NO . </text:p>
      <text:p text:style-name="P5"><text:span text:style-name="T4">tar -xvf OpenCV-2.4.3.tar.bz2</text:span><text:span text:style-name="T3"> </text:span><text:span text:style-name="T7">解压</text:span><text:span text:style-name="T3"> </text:span><text:line-break/><text:span text:style-name="T4">cd  OpenCV-2.4.3. </text:span><text:span text:style-name="T7">进入目录</text:span><text:span text:style-name="T3"> </text:span><text:line-break/><text:span text:style-name="T4">yum install cmake      </text:span><text:span text:style-name="T7">直接从网上安装</text:span><text:span text:style-name="T4">cmake<text:line-break/></text:span><text:line-break/><text:span text:style-name="T4">cmake CMakeLists.txt  </text:span><text:span text:style-name="T3"> </text:span><text:line-break/><text:span text:style-name="T4">make </text:span><text:span text:style-name="T3"> </text:span><text:line-break/><text:span text:style-name="T4">make install 若没有问题就是安装成功了</text:span></text:p>
      <text:p text:style-name="P3"><text:span text:style-name="T6">三：</text:span><text:span text:style-name="T5">新建文件 </text:span><text:span text:style-name="T8">/etc/ld.so.conf.d/opencv.conf</text:span></text:p>
      <text:p text:style-name="P2"><text:span text:style-name="T2">在文件中添加 </text:span><text:span text:style-name="T1">/usr/local/lib</text:span></text:p>
      <text:p text:style-name="P1">保存之后执行配置</text:p>
      <text:p text:style-name="P4">sudoldconfig</text:p>
      <text:p text:style-name="P2"><text:span text:style-name="T1">// </text:span><text:span text:style-name="T2">因为在</text:span><text:span text:style-name="T1">ld.so.conf</text:span><text:span text:style-name="T2">文件中将所有的</text:span><text:span text:style-name="T1">/etc/ld.so.conf.d/*.conf</text:span><text:span text:style-name="T2">文件都包含进来了</text:span></text:p>
      <text:p text:style-name="P1">四：环境变量配置</text:p>
      <text:p text:style-name="P4">sudo vim/etc/bashrc</text:p>
      <text:p text:style-name="P4">PKG_CONFIG_PATH=$PKG_CONFIG_PATH:/usr/local/lib/pkgconfig</text:p>
      <text:p text:style-name="P4">exportPKG_CONFIG_PATH</text:p>
      <text:p text:style-name="P1">保存之后执行</text:p>
      <text:p text:style-name="P4">source /etc/bashrc</text:p>
      <text:p text:style-name="P5">四：sudo g++ `pkg-config --cflags --libs opencv` watershed.cpp -o watershed ，对cpp进行编译，opencv主要和cmake和gcc共同执行，c可能有问题</text:p>
      <text:p text:style-name="P5">./watershed 则执行文件。</text:p>
      <text:p text:style-name="P5">本机cmake和opencv2.4.9相兼容，最好用这个。</text:p>
      <text:p text:style-name="P5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alibri" svg:font-family="Calibri, sans-serif"/>
    <style:font-face style:name="FixedSys" svg:font-family="FixedSys"/>
    <style:font-face style:name="Lohit Devanagari1" svg:font-family="'Lohit Devanagari'"/>
    <style:font-face style:name="OpenSymbol" svg:font-family="OpenSymbol"/>
    <style:font-face style:name="Times New Roman" svg:font-family="'Times New Roman'"/>
    <style:font-face style:name="tahoma" svg:font-family="tahoma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u </meta:initial-creator>
    <meta:creation-date>2014-12-18T15:30:19</meta:creation-date>
    <dc:date>2015-02-03T19:54:01</dc:date>
    <dc:creator>zhu </dc:creator>
    <meta:editing-duration>P0D</meta:editing-duration>
    <meta:editing-cycles>4</meta:editing-cycles>
    <meta:generator>LibreOffice/4.0.4.2$Linux_x86 LibreOffice_project/400m0$Build-2</meta:generator>
    <meta:document-statistic meta:table-count="0" meta:image-count="0" meta:object-count="0" meta:page-count="3" meta:paragraph-count="65" meta:word-count="597" meta:character-count="2611" meta:non-whitespace-character-count="2428"/>
  </office:meta>
</office:document-meta>
</file>